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NodeDefinition.ClientNodeDefinition( RemoteNodeDefinition remote , Local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NodeDefinition.allowsSameNameSibl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Definition.getRequiredPrimary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Definition.getDefaultPrimary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